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0-27_07-38-44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27_01-50-2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0-27_07-38-55_000.jpg</text:p>
          </table:table-cell>
          <table:table-cell table:style-name="ce20" office:value-type="string">
            <text:p>:m 記録 / お酒：飲んだ量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0-27_13-01-3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26_19-17-26_000.jpg</text:p>
          </table:table-cell>
          <table:table-cell table:style-name="ce27" office:value-type="string">
            <text:p>:PHOTO 記録 / PC画面 / subject=norton:security:optimize-disk / content=~, 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PHOTO 記録 / PC画面 / subject=norton:security:optimize-disk / content=~, other=~">
            <text:p>:PHOTO 記録 / PC画面 / subject=norton:security:optimize-disk / content=~,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0-26_21-11-47_000.jpg</text:p>
          </table:table-cell>
          <table:table-cell table:style-name="ce27" office:value-type="string">
            <text:p>:PHOTO 記録 / PC画面 / subject=norton:security:optimize-disk / content=~,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PHOTO 記録 / PC画面 / subject=norton:security:optimize-disk / content=~, other=~">
            <text:p>:PHOTO 記録 / PC画面 / subject=norton:security:optimize-disk / content=~, 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26_21-12-08_000.jpg</text:p>
          </table:table-cell>
          <table:table-cell table:style-name="ce27" office:value-type="string">
            <text:p>:PHOTO 記録 / PC画面 / subject=norton:security:optimize-disk / content=~,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 / PC画面 / subject=norton:security:optimize-disk / content=~, other=~">
            <text:p>:PHOTO 記録 / PC画面 / subject=norton:security:optimize-disk / content=~, 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0-26_21-12-13_000.jpg</text:p>
          </table:table-cell>
          <table:table-cell table:style-name="ce27" office:value-type="string">
            <text:p>:PHOTO 記録 / PC画面 / subject=norton:security:optimize-disk / content=~,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PHOTO 記録 / PC画面 / subject=norton:security:optimize-disk / content=~, other=~">
            <text:p>:PHOTO 記録 / PC画面 / subject=norton:security:optimize-disk / content=~, 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9" office:value-type="string">
            <text:p>2022-10-26_21-12-25_000.jpg</text:p>
          </table:table-cell>
          <table:table-cell table:style-name="ce27" office:value-type="string">
            <text:p>:PHOTO 記録 / PC画面 / subject=norton:security:optimize-disk / content=~, 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PHOTO 記録 / PC画面 / subject=norton:security:optimize-disk / content=~, other=~">
            <text:p>:PHOTO 記録 / PC画面 / subject=norton:security:optimize-disk / content=~,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26_21-12-47_000.jpg</text:p>
          </table:table-cell>
          <table:table-cell table:style-name="ce27" office:value-type="string">
            <text:p>:PHOTO 記録 / PC画面 / subject=norton:security:optimize-disk / content=~,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PHOTO 記録 / PC画面 / subject=norton:security:optimize-disk / content=~, other=~">
            <text:p>:PHOTO 記録 / PC画面 / subject=norton:security:optimize-disk / content=~,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 office:value-type="string">
            <text:p>2022-10-26_21-12-58_000.jpg</text:p>
          </table:table-cell>
          <table:table-cell table:style-name="ce27" office:value-type="string">
            <text:p>:PHOTO 記録 / PC画面 / subject=norton:security:optimize-disk / content=~, 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9" office:value-type="string">
            <text:p>2022-10-27_00-17-23_000.jpg</text:p>
          </table:table-cell>
          <table:table-cell table:style-name="ce27" office:value-type="string">
            <text:p>:m #*# RES / free / res-id=O70S / theme=習近平：党大会：胡錦涛：退場 / genre=政治 / session-number=1 / doc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#*# RES / free / res-id=O70S / theme=習近平：党大会：胡錦涛：退場 / genre=政治 / session-number=1 / doc=~,other=~">
            <text:p>:m #*# RES / free / res-id=O70S / theme=習近平：党大会：胡錦涛：退場 / genre=政治 / session-number=1 / doc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0-27_12-19-41_000.jpg</text:p>
          </table:table-cell>
          <table:table-cell table:style-name="ce28" office:value-type="string">
            <text:p>:m #*# RES / JVEMV6 64#203_nihon_shuukyoo / 『日本宗教の複合的構造』 著者=~,校注=~ / p.295 / w=不受不施派；妙覚寺；日蓮宗,topic=~,publisher=~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#*# RES / JVEMV6 64#203_nihon_shuukyoo / 『日本宗教の複合的構造』 著者=~,校注=~ / p.295 / w=不受不施派；妙覚寺；日蓮宗,topic=~,publisher=~,other=~">
            <text:p>:m #*# RES / JVEMV6 64#203_nihon_shuukyoo / 『日本宗教の複合的構造』 著者=~,校注=~ / p.295 / w=不受不施派；妙覚寺；日蓮宗,topic=~,publisher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9" office:value-type="string">
            <text:p>2022-10-27_15-08-34_000.jpg</text:p>
          </table:table-cell>
          <table:table-cell table:style-name="ce28" office:value-type="string">
            <text:p>:m #*# RES / JVEMV6 64#203_nihon_shuukyoo / 『日本宗教の複合的構造』 著者=~,校注=~ / p.299 / w=備中；備前；邑久郡（おくぐん）,topic=~,publishe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#*# RES / JVEMV6 64#203_nihon_shuukyoo / 『日本宗教の複合的構造』 著者=~,校注=~ / p.299 / w=備中；備前；邑久郡（おくぐん）,topic=~,publisher=~,other=~">
            <text:p>:m #*# RES / JVEMV6 64#203_nihon_shuukyoo / 『日本宗教の複合的構造』 著者=~,校注=~ / p.299 / w=備中；備前；邑久郡（おくぐん）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0-27_16-46-42_000.jpg</text:p>
          </table:table-cell>
          <table:table-cell table:style-name="ce28" office:value-type="string">
            <text:p>:m RES 1*1 / free# JVEMV6 83#_13:1 / 83. chemistry / topics=無機化学,w=モル質量；金；単結晶,s=~,i=~,other=~,doc=r-1-1~1.2:f-15#R.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RES 1*1 / free# JVEMV6 83#_13:1 / 83. chemistry / topics=無機化学,w=モル質量；金；単結晶,s=~,i=~,other=~,doc=r-1-1~1.2:f-15#R.">
            <text:p>:m RES 1*1 / free# JVEMV6 83#_13:1 / 83. chemistry / topics=無機化学,w=モル質量；金；単結晶,s=~,i=~,other=~,doc=r-1-1~1.2:f-15#R.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8">2022/10/28</text:date>, <text:time>09:57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8T09:57:36.51</dc:date>
    <dc:creator>iwabuchi ken</dc:creator>
    <meta:editing-duration>P50DT3H27M50S</meta:editing-duration>
    <meta:editing-cycles>16350</meta:editing-cycles>
    <meta:document-statistic meta:table-count="2" meta:cell-count="917" meta:object-count="0"/>
    <meta:user-defined meta:name="qrichtext">1</meta:user-defined>
  </office:meta>
</office:document-meta>
</file>